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69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ůdigo grabaciones</text:p>
          </table:table-cell>
          <table:table-cell office:value-type="string">
            <text:p>Excel_preparado</text:p>
          </table:table-cell>
          <table:table-cell office:value-type="string">
            <text:p>Empezadas</text:p>
          </table:table-cell>
          <table:table-cell office:value-type="string">
            <text:p>Finalizadas</text:p>
          </table:table-cell>
          <table:table-cell office:value-type="string">
            <text:p>Con_comentarios</text:p>
          </table:table-cell>
          <table:table-cell office:value-type="string">
            <text:p>Con_problemas</text:p>
          </table:table-cell>
          <table:table-cell office:value-type="string">
            <text:p>Nawba</text:p>
          </table:table-cell>
          <table:table-cell office:value-type="string">
            <text:p>Pasadas_a_xml</text:p>
          </table:table-cell>
          <table:table-cell table:number-columns-repeated="3"/>
        </table:table-row>
        <table:table-row table:style-name="ro1">
          <table:table-cell office:value-type="string">
            <text:p>2d2683c4-4b3e-4430-a254-c828427bdcc7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e5a82a2-d806-45cc-876e-6fa8a2b5a61d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eb3c226-d289-40fe-a9f4-697568eb37d5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9b546274-eea6-459f-a0c2-918f0997fa2b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23b4a37-1ab4-4593-b03a-850ee0db8350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79856bc-132f-4982-b04e-cbf6b5b1129b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342021d-03a1-4727-8c0f-3c23180ef374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4183247-4857-40cd-82bc-b4e9e3f458f1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97223154-d5c2-4c37-8e6c-4c998056a674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1eac726-208e-4c24-bd57-e34e9e93dcd3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3d92934-0946-4f2d-8183-312450d7e45e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b85269e-ab6c-4226-aea1-8226be1fe86c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4cadf34-1074-44ce-9928-f438198d5d6d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3003cd0-430a-4481-a33d-c15c22da2404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461045b-50bc-4b20-a731-66fbd3a264ae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(más o meno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4b42450-8838-4a20-9e79-d42f03f8cc51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59fcb1d1-61f4-4cdc-9f7f-56757bf2400e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263f2386-1081-4307-b686-1c99c2f31fa1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36822512-b1c8-42aa-9e55-fe9d10560371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d2830817-7b06-4f98-bba5-daf8ae9f85be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b387964-4764-4900-91b5-f2ea7e10b786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7e3ee6f2-c42f-4da4-9816-45aadcffea88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56da9cc8-dbdf-4123-9f05-d866b8380d93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64eb6302-34ec-4434-a004-4e7e503c3e6c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?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860a5ee6-6f83-42b1-a277-8ebad8d15b37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a0245446-e4eb-40f4-bc43-6daa190eb97d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b018d0fd-9955-47bb-9ef2-d291f500eebe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c8029ba7-5827-4628-b0bd-1adcc1bb8379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02b76946-deec-48cf-9007-770c37b6c3cc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4bb0c111-8864-488a-a1e9-49f504c36312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0909c62d-7eb7-4976-b125-c20c12cc15a1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1f623914-8002-4866-8a6e-4dc684e848d9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me falta acabar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62acb9e5-e311-40ab-9c5c-866d071b5c93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545dd98f-9667-4299-b967-71e0a2a3c883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a025eef0-d130-496f-9581-f5ce40bd1783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c462ca37-7812-4b9b-9865-275da1f237fe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8?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9?</text:p>
          </table:table-cell>
          <table:table-cell table:number-columns-repeated="4"/>
        </table:table-row>
        <table:table-row table:style-name="ro1">
          <table:table-cell office:value-type="string">
            <text:p>2bf90ba7-210f-4210-b986-dbf57edcf861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2c44caec-ea8c-474b-9dda-c55c660df969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3e39495a-443d-483d-93d7-cdf96248c374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8a7aa258-312b-4bfb-8b00-a58c925ceae2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80e8e9d5-c0ee-4d24-9418-f098b7110ca7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095b5074-e93e-40a9-93a4-d90b48feda79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0386e377-7212-43e5-89b6-7f4c42d0ae74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4644f251-c85c-47a4-a1a7-1ca264d3c5d8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d80d7c9c-3be1-4309-8520-12ac542a6759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e79c1615-7172-43a4-acdf-e9475c224edf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2cf367de-583b-4bd6-83f3-fc036fe19fab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3a578e21-46bb-47f2-9a4d-7cd738f0dd5b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47a41543-89c7-40ad-a665-f7460ad4e4de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2083676f-c26b-4e2e-8324-1b571e729521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8361317d-2b4e-438f-9b73-d1daaa200a3e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99004770-1152-4fec-802a-a0014e9b9930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b485548d-6b46-48aa-835f-1326f06bb91f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ccbfa79b-5ca4-4719-9f6b-04076180642e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dae13b1f-b7fd-4db3-af3c-11784d51d829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7a6e069b-a84c-4848-b1d4-b4ac8f76d414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70c04adf-b886-4d62-a88a-abdde5d93715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25857838-1a8a-4102-a818-88bca8be5cf6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db529ac1-4b46-4c7b-bf6a-28f152bf19fb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24/04/2019</text:date>, <text:time>13:4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3:49:39.99</dc:date>
    <meta:generator>OpenOffice/4.1.5$Win32 OpenOffice.org_project/415m1$Build-9789</meta:generator>
    <meta:editing-duration>P7DT22H18M29S</meta:editing-duration>
    <meta:editing-cycles>217</meta:editing-cycles>
    <meta:document-statistic meta:table-count="1" meta:cell-count="327" meta:object-count="0"/>
  </office:meta>
</office:document-meta>
</file>